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interval">
            <text:p>interval</text:p>
          </table:table-cell>
          <table:table-cell office:value-type="string" office:value="freshwater_phreatic_phase">
            <text:p>freshwater_phreatic_phase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19111.0">
            <text:p>19111.0</text:p>
          </table:table-cell>
          <table:table-cell office:value-type="float" office:value="1418.5">
            <text:p>1418.5</text:p>
          </table:table-cell>
          <table:table-cell office:value-type="string" office:value="Interval of subaerial exposure">
            <text:p>Interval of subaerial exposur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6.2">
            <text:p>-12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U/Th">
            <text:p>U/Th</text:p>
          </table:table-cell>
          <table:table-cell office:value-type="string" office:value="TMW-04">
            <text:p>TMW-04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22180.0">
            <text:p>22180.0</text:p>
          </table:table-cell>
          <table:table-cell office:value-type="float" office:value="315.0">
            <text:p>315.0</text:p>
          </table:table-cell>
          <table:table-cell office:value-type="string" office:value="Scleractinian coral (Platygyra sp.)">
            <text:p>Scleractinian coral (Platygyra sp.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6.2">
            <text:p>-12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U/Th">
            <text:p>U/Th</text:p>
          </table:table-cell>
          <table:table-cell office:value-type="string" office:value="TMW-02">
            <text:p>TMW-02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25150.0">
            <text:p>25150.0</text:p>
          </table:table-cell>
          <table:table-cell office:value-type="float" office:value="365.0">
            <text:p>365.0</text:p>
          </table:table-cell>
          <table:table-cell office:value-type="string" office:value="Scleractinian coral (Platygyra sp.)">
            <text:p>Scleractinian coral (Platygyra sp.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0.7">
            <text:p>-130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U/Th">
            <text:p>U/Th</text:p>
          </table:table-cell>
          <table:table-cell office:value-type="string" office:value="TMW-01">
            <text:p>TMW-01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16170.0">
            <text:p>16170.0</text:p>
          </table:table-cell>
          <table:table-cell office:value-type="float" office:value="270.0">
            <text:p>270.0</text:p>
          </table:table-cell>
          <table:table-cell office:value-type="string" office:value="Scleractinian coral (Favia sp.)">
            <text:p>Scleractinian coral (Favia sp.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5.4">
            <text:p>-125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radiocarbon">
            <text:p>radiocarbon</text:p>
          </table:table-cell>
          <table:table-cell office:value-type="string" office:value="NZA6207">
            <text:p>NZA6207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19080.0">
            <text:p>19080.0</text:p>
          </table:table-cell>
          <table:table-cell office:value-type="float" office:value="300.0">
            <text:p>300.0</text:p>
          </table:table-cell>
          <table:table-cell office:value-type="string" office:value="Scleractinian coral (Platygyra sp.)">
            <text:p>Scleractinian coral (Platygyra sp.)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26.2">
            <text:p>-12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radiocarbon">
            <text:p>radiocarbon</text:p>
          </table:table-cell>
          <table:table-cell office:value-type="string" office:value="NZA6206">
            <text:p>NZA6206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20310.0">
            <text:p>20310.0</text:p>
          </table:table-cell>
          <table:table-cell office:value-type="float" office:value="290.0">
            <text:p>290.0</text:p>
          </table:table-cell>
          <table:table-cell office:value-type="string" office:value="Scleractinian coral (Platygyra sp.)">
            <text:p>Scleractinian coral (Platygyra sp.)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30.7">
            <text:p>-130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  <table:table-row>
          <table:table-cell office:value-type="string" office:value="Miyakojima">
            <text:p>Miyakojima</text:p>
          </table:table-cell>
          <table:table-cell office:value-type="string" office:value="radiocarbon">
            <text:p>radiocarbon</text:p>
          </table:table-cell>
          <table:table-cell office:value-type="string" office:value="NZA6205">
            <text:p>NZA6205</text:p>
          </table:table-cell>
          <table:table-cell office:value-type="float" office:value="24.73611111111111">
            <text:p>24.73611111111111</text:p>
          </table:table-cell>
          <table:table-cell office:value-type="float" office:value="125.0586111111111">
            <text:p>125.0586111111111</text:p>
          </table:table-cell>
          <table:table-cell office:value-type="float" office:value="13340.0">
            <text:p>13340.0</text:p>
          </table:table-cell>
          <table:table-cell office:value-type="float" office:value="200.0">
            <text:p>200.0</text:p>
          </table:table-cell>
          <table:table-cell office:value-type="string" office:value="Scleractinian coral (Favia sp.)">
            <text:p>Scleractinian coral (Favia sp.)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25.4">
            <text:p>-125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sakiEtal2006">
            <text:p>SasakiEtal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